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mamory game. Where computer plays with itself. The number of player random 2-4. Each player takes turn in revealing board elements. Trying to find a pair. Typical memory game. <text:s/>Lets make an assumption that players have perfect memory but they only remember elements the reveal by them self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49" meta:character-count="298" meta:non-whitespace-character-count="248"/>
    <meta:generator>LibreOfficeDev/6.0.5.2$Linux_X86_64 LibreOffice_project/</meta:generator>
  </office:meta>
</office:document-meta>
</file>